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42db" officeooo:paragraph-rsid="000542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D lab sheet week 1</text:p>
      <text:p text:style-name="P1">Create your logbook document, based on the template provided.</text:p>
      <text:p text:style-name="P1">Start your logbook by answering the following questions:</text:p>
      <text:p text:style-name="P1">Answer the following questions (in writing) to reflect on the contents of the</text:p>
      <text:p text:style-name="P1">lecture today. You can use the lecture slides as well as any source you find</text:p>
      <text:p text:style-name="P1">online, however, if you use an online source, please briefly mention it in your</text:p>
      <text:p text:style-name="P1">answer (like “as seen on https://www.python.org/”).</text:p>
      <text:p text:style-name="P1">Elaborate in your answers where you are asked to explain something. Your</text:p>
      <text:p text:style-name="P1">answers will be part of your logbook (once we have set it up) and therefore</text:p>
      <text:p text:style-name="P1">please store your answer document (preferable .doc or .docx) on your UWL</text:p>
      <text:p text:style-name="P1">cloud storage (see lecture slides) or wherever convenient for you.</text:p>
      <text:p text:style-name="P1">Your answer document should be at least a page long. You can write more but</text:p>
      <text:p text:style-name="P1">also keep your answers concise.</text:p>
      <text:p text:style-name="P1">Questions:</text:p>
      <text:p text:style-name="P1">1. What is a code repository (often also called version control system) used</text:p>
      <text:p text:style-name="P1">for?</text:p>
      <text:p text:style-name="P1">2. Why is it advantageous to use a code repository?</text:p>
      <text:p text:style-name="P1">3. Describe the different “layers” of Software that exist on a typical</text:p>
      <text:p text:style-name="P1">computer and explain why there are different layers of software.</text:p>
      <text:p text:style-name="P1">4. Describe what an algorithm is and explain why it is a useful “tool” to</text:p>
      <text:p text:style-name="P1">translate from a human level problem (we can think of) to a computer program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8:53:11.579000000</meta:creation-date>
    <dc:date>2016-10-02T18:53:59.923000000</dc:date>
    <meta:editing-duration>PT48S</meta:editing-duration>
    <meta:editing-cycles>1</meta:editing-cycles>
    <meta:document-statistic meta:table-count="0" meta:image-count="0" meta:object-count="0" meta:page-count="1" meta:paragraph-count="21" meta:word-count="215" meta:character-count="1236" meta:non-whitespace-character-count="1042"/>
    <meta:generator>LibreOffice/5.2.0.4$Windows_x86 LibreOffice_project/066b007f5ebcc236395c7d282ba488bca6720265</meta:generator>
  </office:meta>
</office:document-meta>
</file>